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" svg:font-family="'AR PL ShanHeiSun Uni'" style:font-pitch="variable"/>
    <style:font-face style:name="AR PL ShanHeiSun Uni1" svg:font-family="'AR PL ShanHeiSun Uni'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imSun2" svg:font-family="SimSun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074cm" fo:padding-bottom="0cm" fo:padding-left="0cm" fo:padding-right="0cm" fo:wrap-option="wrap"/>
      <style:paragraph-properties style:writing-mode="lr-tb"/>
    </style:style>
    <style:style style:name="pr4" style:family="presentation" style:parent-style-name="UPF-master-title">
      <style:graphic-properties draw:auto-grow-height="true" fo:min-height="3.18cm"/>
      <style:paragraph-properties style:writing-mode="lr-tb"/>
    </style:style>
    <style:style style:name="pr5" style:family="presentation" style:parent-style-name="UPF-master-outline1">
      <style:graphic-properties fo:min-height="10.7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Arial" fo:font-size="32pt" style:font-size-asian="24pt" style:font-size-complex="24pt"/>
    </style:style>
    <style:style style:name="P11" style:family="paragraph">
      <loext:graphic-properties draw:fill-color="#ffffff"/>
      <style:text-properties fo:font-size="15pt" style:font-size-asian="15pt" style:font-size-complex="15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48pt" fo:font-style="normal" fo:text-shadow="none" style:text-underline-style="none" fo:font-weight="normal" style:letter-kerning="true" style:font-name-asian="Arial1" style:font-size-asian="48pt" style:font-style-asian="normal" style:font-weight-asian="normal" style:font-name-complex="Arial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line-through-style="none" style:text-line-through-type="none" style:font-name="Arial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5" style:family="text">
      <style:text-properties fo:color="#000000" loext:opacity="100%" style:text-line-through-style="none" style:text-line-through-type="none" style:font-name="Arial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.1000003814697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SimSun1" style:font-size-asian="24pt" style:font-style-asian="normal" style:font-weight-asian="normal" style:font-name-complex="Lucida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SimSun1" style:font-size-asian="24pt" style:font-style-asian="italic" style:font-weight-asian="normal" style:font-name-complex="Lucida San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style:font-name="Arial" fo:font-size="32pt" style:font-size-asian="24pt" style:font-size-complex="24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 </text:span><text:span text:style-name="T2">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6">Welcome everyone to the course on Audio Signal Processing for Music Applications.</text:span></text:p>
              <text:p><text:span text:style-name="T6"/></text:p>
              <text:p><text:span text:style-name="T6">This is the Welcome class, where I want to introduce you to the practical aspects of the course.</text:span></text:p>
              <text:p><text:span text:style-name="T6"/></text:p>
              <text:p><text:span text:style-name="T6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at is this course about?</text:p>
          </draw:text-box>
        </draw:frame>
        <draw:frame draw:name="Content Placeholder 2" presentation:style-name="pr3" draw:text-style-name="P8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7"><text:span text:style-name="T7">Signal processing</text:span></text:p>
              </text:list-item>
              <text:list-item>
                <text:p text:style-name="P7"><text:span text:style-name="T7">Audio/Music</text:span></text:p>
              </text:list-item>
              <text:list-item>
                <text:p text:style-name="P7"><text:span text:style-name="T7">Programming</text:span></text:p>
              </text:list-item>
              <text:list-item>
                <text:p text:style-name="P7"><text:span text:style-name="T7">Analyzing/making soun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3" draw:text-style-name="P8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7"><text:span text:style-name="T7">Anyone </text:span><text:span text:style-name="T9">interested</text:span><text:span text:style-name="T7"> in understanding how to analyze and process </text:span><text:span text:style-name="T9">musical sounds</text:span></text:p>
                <text:p text:style-name="P7"><text:span text:style-name="T10"/></text:p>
                <text:p text:style-name="P7"><text:span text:style-name="T7">but ... able to:</text:span></text:p>
                <text:list>
                  <text:list-item>
                    <text:p text:style-name="P7">Follow mathematical formulations</text:p>
                  </text:list-item>
                  <text:list-item>
                    <text:p text:style-name="P7">Use a programming language</text:p>
                  </text:list-item>
                  <text:list-item>
                    <text:p text:style-name="P7">Use sound processing softwa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3" draw:text-style-name="P8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Duration: 10 weeks</text:p>
                <text:p/>
              </text:list-item>
              <text:list-item>
                <text:p>Weekly content:</text:p>
                <text:list>
                  <text:list-item>
                    <text:p>Theory lectures</text:p>
                  </text:list-item>
                  <text:list-item>
                    <text:p>Programming lectures</text:p>
                  </text:list-item>
                  <text:list-item>
                    <text:p>Demo lectures</text:p>
                  </text:list-item>
                  <text:list-item>
                    <text:p>Advanced topics and references</text:p>
                  </text:list-item>
                  <text:list-item>
                    <text:p>Assignments (programming + Qui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9" draw:layer="layout" svg:width="16.799cm" svg:height="13.364cm" svg:x="2.101cm" svg:y="14.107cm">
            <draw:text-box>
              <text:p><text:span text:style-name="T6">a student will be able to take her own path</text:span></text:p>
              <text:p><text:span text:style-name="T6"/></text:p>
              <text:p><text:span text:style-name="T8"/></text:p>
            </draw:text-box>
          </draw:frame>
        </presentation:notes>
      </draw:page>
      <draw:page draw:name="page5" draw:style-name="dp1" draw:master-page-name="UPF-master" presentation:presentation-page-layout-name="AL3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Open content !!</text:p>
          </draw:text-box>
        </draw:frame>
        <draw:frame presentation:style-name="pr5" draw:text-style-name="P10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1">Videos and slides released under </text:span><text:span text:style-name="T12">CC Attribution-Noncommercial-Share Alike license</text:span><text:span text:style-name="T11"> </text:span></text:p>
              </text:list-item>
              <text:list-item>
                <text:p><text:span text:style-name="T11">Software released under </text:span><text:span text:style-name="T12">Affero GPL license</text:span></text:p>
              </text:list-item>
              <text:list-item>
                <text:p><text:span text:style-name="T11">Most references from </text:span><text:span text:style-name="T12">W</text:span><text:span text:style-name="T13">ikipedia.org</text:span></text:p>
              </text:list-item>
              <text:list-item>
                <text:p><text:span text:style-name="T14">Sounds from </text:span><text:span text:style-name="T13">Freesound.or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43cm" svg:y="13.97cm" presentation:class="notes" presentation:user-transformed="true">
            <draw:text-box>
              <text:p><text:span text:style-name="T15">I want to finish by mentioning that all the materials I will use and produce in this course are available under open licenses.</text:span></text:p>
              <text:p><text:span text:style-name="T15"/></text:p>
              <text:p><text:span text:style-name="T15">...</text:span></text:p>
              <text:p><text:span text:style-name="T16"/></text:p>
              <text:p><text:span text:style-name="T16"/></text:p>
            </draw:text-box>
          </draw:frame>
        </presentation:notes>
      </draw:page>
      <draw:page draw:name="page6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</text:span><text:span text:style-name="T2"> 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5.211cm" svg:y="12.164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6">Well....</text:span></text:p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" svg:font-family="'AR PL ShanHeiSun Uni'" style:font-pitch="variable"/>
    <style:font-face style:name="AR PL ShanHeiSun Uni1" svg:font-family="'AR PL ShanHeiSun Uni'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imSun2" svg:font-family="SimSun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false" style:shrink-to-fit="tru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788cm" svg:x="18.211cm" svg:y="17.9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3-09-25T10:38:28.472790385</dc:date>
    <meta:generator>LibreOffice/7.3.2.2$MacOSX_X86_64 LibreOffice_project/49f2b1bff42cfccbd8f788c8dc32c1c309559be0</meta:generator>
    <meta:editing-duration>P3DT1H29M40S</meta:editing-duration>
    <meta:editing-cycles>69</meta:editing-cycles>
    <meta:document-statistic meta:object-count="45"/>
  </office:meta>
</office:document-meta>
</file>